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4c3d8" officeooo:paragraph-rsid="0014c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6:16:37.000491928</meta:creation-date>
    <dc:date>2026-01-06T16:16:48.521824375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25.8.4.2$Linux_X86_64 LibreOffice_project/290daaa01b999472f0c7a3890eb6a550fd74c6df</meta:generator>
  </office:meta>
</office:document-meta>
</file>